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976c" officeooo:paragraph-rsid="000251a2"/>
    </style:style>
    <style:style style:name="P2" style:family="paragraph" style:parent-style-name="Standard">
      <style:text-properties officeooo:rsid="0005cd42" officeooo:paragraph-rsid="0005cd42"/>
    </style:style>
    <style:style style:name="P3" style:family="paragraph" style:parent-style-name="Standard">
      <style:text-properties officeooo:rsid="00040cd7" officeooo:paragraph-rsid="00040cd7"/>
    </style:style>
    <style:style style:name="P4" style:family="paragraph" style:parent-style-name="Standard">
      <style:text-properties officeooo:rsid="0006f669" officeooo:paragraph-rsid="0006f669"/>
    </style:style>
    <style:style style:name="P5" style:family="paragraph" style:parent-style-name="Standard">
      <style:text-properties officeooo:rsid="0008666f" officeooo:paragraph-rsid="0008666f"/>
    </style:style>
    <style:style style:name="P6" style:family="paragraph" style:parent-style-name="Standard">
      <style:text-properties fo:language="en" fo:country="US" officeooo:rsid="0008666f" officeooo:paragraph-rsid="0008666f" style:font-size-asian="10.5pt"/>
    </style:style>
    <style:style style:name="P7" style:family="paragraph" style:parent-style-name="Standard">
      <style:text-properties fo:language="en" fo:country="US" officeooo:rsid="00099923" officeooo:paragraph-rsid="00099923" style:font-size-asian="10.5pt"/>
    </style:style>
    <style:style style:name="P8" style:family="paragraph" style:parent-style-name="Standard">
      <style:text-properties fo:language="en" fo:country="US" officeooo:rsid="000a768d" officeooo:paragraph-rsid="000a768d" style:font-size-asian="10.5pt"/>
    </style:style>
    <style:style style:name="P9" style:family="paragraph" style:parent-style-name="Standard">
      <style:text-properties fo:language="en" fo:country="US" officeooo:rsid="000d2e4e" officeooo:paragraph-rsid="000d2e4e" style:font-size-asian="10.5pt"/>
    </style:style>
    <style:style style:name="P10" style:family="paragraph" style:parent-style-name="Standard">
      <style:text-properties fo:language="en" fo:country="US" officeooo:rsid="000de934" officeooo:paragraph-rsid="000de934" style:font-size-asian="10.5pt"/>
    </style:style>
    <style:style style:name="P11" style:family="paragraph" style:parent-style-name="Standard">
      <style:text-properties fo:language="en" fo:country="US" officeooo:rsid="000f25dc" officeooo:paragraph-rsid="000f25dc" style:font-size-asian="10.5pt"/>
    </style:style>
    <style:style style:name="P12" style:family="paragraph" style:parent-style-name="Standard">
      <style:text-properties fo:language="en" fo:country="US" officeooo:rsid="000fb969" officeooo:paragraph-rsid="000fb969" style:font-size-asian="10.5pt"/>
    </style:style>
    <style:style style:name="P13" style:family="paragraph" style:parent-style-name="Standard">
      <style:text-properties fo:language="en" fo:country="US" officeooo:rsid="000fb969" officeooo:paragraph-rsid="00105dfd" style:font-size-asian="10.5pt"/>
    </style:style>
    <style:style style:name="P14" style:family="paragraph" style:parent-style-name="Standard">
      <style:text-properties officeooo:rsid="000c03f5" officeooo:paragraph-rsid="000c03f5"/>
    </style:style>
    <style:style style:name="P15" style:family="paragraph" style:parent-style-name="Standard">
      <style:text-properties officeooo:rsid="00124351" officeooo:paragraph-rsid="00124351"/>
    </style:style>
    <style:style style:name="P16" style:family="paragraph" style:parent-style-name="Standard">
      <style:text-properties fo:font-size="14pt" fo:font-weight="bold" officeooo:rsid="00124351" officeooo:paragraph-rsid="00124351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officeooo:rsid="0008666f" officeooo:paragraph-rsid="0008666f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24976"/>
    </style:style>
    <style:style style:name="T2" style:family="text">
      <style:text-properties officeooo:rsid="0005cd42"/>
    </style:style>
    <style:style style:name="T3" style:family="text">
      <style:text-properties officeooo:rsid="00093f72"/>
    </style:style>
    <style:style style:name="T4" style:family="text">
      <style:text-properties officeooo:rsid="000a768d"/>
    </style:style>
    <style:style style:name="T5" style:family="text">
      <style:text-properties officeooo:rsid="000f25dc"/>
    </style:style>
    <style:style style:name="T6" style:family="text">
      <style:text-properties officeooo:rsid="000fb969"/>
    </style:style>
    <style:style style:name="T7" style:family="text">
      <style:text-properties officeooo:rsid="000fec4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05d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ynamixel-Moveit documentation</text:p>
      <text:p text:style-name="P15"/>
      <text:p text:style-name="P14">The package orange_controller is not needed for moveit!</text:p>
      <text:p text:style-name="P3"/>
      <text:p text:style-name="P4">The only important web page to consider is the following if the goal is to move real dynamixel with moveit:</text:p>
      <text:p text:style-name="P4"><text:a xlink:type="simple" xlink:href="https://emanual.robotis.com/docs/en/platform/openmanipulator_x/ros_controls/" text:style-name="Internet_20_link" text:visited-style-name="Visited_20_Internet_20_Link">https://emanual.robotis.com/docs/en/platform/openmanipulator_x/ros_controls/</text:a></text:p>
      <text:p text:style-name="P4"/>
      <text:p text:style-name="P5">Create a catkin workspace and clone these packages:</text:p>
      <text:p text:style-name="P5"/>
      <text:p text:style-name="P17"><text:span text:style-name="Source_20_Text">$ cd ~/catkin_ws/src/</text:span></text:p>
      <text:p text:style-name="Preformatted_20_Text"><text:span text:style-name="Source_20_Text">$ git clone https://github.com/ROBOTIS-GIT/open_manipulator_controls.git</text:span></text:p>
      <text:p text:style-name="P18"><text:span text:style-name="Source_20_Text">$ git clone https://github.com/ROBOTIS-GIT/open_manipulator_dependencies.git</text:span></text:p>
      <text:p text:style-name="P6">Create an additional package called for example robot_description, <text:span text:style-name="T3">create a urdf folder and place your urdf or xacro inside.</text:span></text:p>
      <text:p text:style-name="P6"/>
      <text:p text:style-name="P7">Use the moveit setup assistant to create the robot_moveit_config package, and remember to generate also the ros_controllers.yaml file needed control real robots (while doing the setup assistant)</text:p>
      <text:p text:style-name="P7"/>
      <text:p text:style-name="P8">Copy the content of the following launch file: open_manipulator_controls/open_manipulator_controllers/launch/joint_trajectory_controller.launch</text:p>
      <text:p text:style-name="P8"/>
      <text:p text:style-name="P8">And paste it for example in robot_moveit_config/launch (I called the new launch file: dynamixel_open_moveit.launch)</text:p>
      <text:p text:style-name="P8"/>
      <text:p text:style-name="P8">The following step is to delete all the script nedded for Gazebo and modify the remaining code to match <text:span text:style-name="T6">it </text:span>with your custom robot and no more with the open_manipulator.</text:p>
      <text:p text:style-name="P8"/>
      <text:p text:style-name="P9">By setting sim=false we are disabling Gazebo and activating the real robot. Remember to set you correct usb port.</text:p>
      <text:p text:style-name="P8"/>
      <text:p text:style-name="P8"><text:s text:c="2"/>&lt;arg name="sim" default="false"/&gt;</text:p>
      <text:p text:style-name="P8"><text:s text:c="2"/>&lt;arg name="usb_port" default="/dev/ttyUSB0" /&gt;</text:p>
      <text:p text:style-name="P8"/>
      <text:p text:style-name="P9">I<text:span text:style-name="T5">nstead, i</text:span>nside this following file, set your correct usb port as well as the baud_rate of yo<text:span text:style-name="T5">u</text:span>r motors (if you don’t know them, check them using the Dynamixel Wizard 2 software):</text:p>
      <text:p text:style-name="P8"/>
      <text:p text:style-name="P8"><text:s text:c="2"/>&lt;include file="$(find open_manipulator_hw)/launch/open_manipulator_control.launch"&gt;</text:p>
      <text:p text:style-name="P8"/>
      <text:p text:style-name="P11">In the hardware.yaml file write the joint names of your robot (also used in the urdf or xacro) and the ID (again, the ID can be found using Wizard 2):</text:p>
      <text:p text:style-name="P8"/>
      <text:p text:style-name="P8"><text:s text:c="2"/>&lt;arg name="yaml_file" default="$(find open_manipulator_hw)/config/hardware.yaml"/&gt;</text:p>
      <text:p text:style-name="P8"/>
      <text:p text:style-name="P10">The last line of the open_manipulator_control.launch calls the xacro, modify it accordingly to match you xacro file and location. I case you are using a urdf, substitute the line with:</text:p>
      <text:p text:style-name="P10"/>
      <text:p text:style-name="P10">&lt;param name="robot_description" textfile="$(find robot_description)/urdf/robot.urdf" /&gt;</text:p>
      <text:p text:style-name="P10"/>
      <text:p text:style-name="P12">Going back to <text:span text:style-name="T4">dynamixel_open_moveit.launch</text:span> file, the last part needs to be modified:</text:p>
      <text:p text:style-name="P12"/>
      <text:p text:style-name="P12"><text:soft-page-break/><text:s text:c="2"/>&lt;group unless="$(arg sim)"&gt;</text:p>
      <text:p text:style-name="P12"><text:s text:c="4"/>&lt;rosparam file="$(find open_manipulator_controllers)/config/joint_trajectory_controller.yaml" command="load"/&gt;</text:p>
      <text:p text:style-name="P12"><text:s text:c="2"/>&lt;/group&gt;</text:p>
      <text:p text:style-name="P12"><text:s text:c="2"/>&lt;node name="arm_controller_spawner" pkg="controller_manager" type="controller_manager" respawn="false" output="screen" args="spawn <text:span text:style-name="T8">robot_arm_controller</text:span>"/&gt;</text:p>
      <text:p text:style-name="P12"/>
      <text:p text:style-name="P12">In <text:s/>joint_trajectory_controller.yaml substitute the first line with your controller name, e.g. robot_arm_controller <text:span text:style-name="T7">(this name must be specified in the launch file, as you can see above in bolt)</text:span> and write your joint names. <text:span text:style-name="T7">Delete the gripper controller if you don’t have one.</text:span></text:p>
      <text:p text:style-name="P13">In <text:s/>joint_trajectory_controller.yaml <text:span text:style-name="T9">you can speify the type, either position_controller or effort_controller, make sure it is the same you specified also in the urdf or xacro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8:06:12.771519734</meta:creation-date>
    <dc:date>2021-01-20T22:13:18.472139555</dc:date>
    <meta:editing-duration>PT2H3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73" meta:character-count="3040" meta:non-whitespace-character-count="2676"/>
  </office:meta>
</office:document-meta>
</file>